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TRootUIWebRegular" svg:font-family="PTRootUIWebRegular, 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f172a" style:font-name="PTRootUIWebRegular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f172a" style:font-name="PTRootUIWebRegular" fo:font-size="10.5pt" fo:letter-spacing="normal" fo:font-style="normal" fo:font-weight="normal" officeooo:rsid="0003f047" officeooo:paragraph-rsid="0003f0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bnhtoken</text:p>
      <text:p text:style-name="P1">c8c35ef7-6620-4597-a1ac-0ea1484efd7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TRootUIWebRegular" svg:font-family="PTRootUIWebRegular, 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8:47:48.966207647</meta:creation-date>
    <dc:date>2022-04-28T18:48:53.209865983</dc:date>
    <meta:editing-duration>PT1M4S</meta:editing-duration>
    <meta:editing-cycles>1</meta:editing-cycles>
    <meta:document-statistic meta:table-count="0" meta:image-count="0" meta:object-count="0" meta:page-count="1" meta:paragraph-count="2" meta:word-count="2" meta:character-count="46" meta:non-whitespace-character-count="46"/>
    <meta:generator>LibreOffice/6.4.7.2$Linux_X86_64 LibreOffice_project/40$Build-2</meta:generator>
  </office:meta>
</office:document-meta>
</file>